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mbria" style:font-family-asian="Cambria" style:font-family-complex="Cambria" fo:background-color="transparent" style:use-window-font-color="true"/>
    </style:style>
    <style:style style:name="T2" style:family="text">
      <style:text-properties fo:font-size="14.00pt" fo:font-weight="normal" fo:font-family="Cambria" style:font-family-asian="Cambria" style:font-family-complex="Cambria" fo:background-color="transparent" style:use-window-font-color="true"/>
    </style:style>
    <style:style style:name="T3" style:family="text">
      <style:text-properties fo:font-size="20.00pt" fo:font-weight="bold" fo:font-family="Cambria" style:font-family-asian="Cambria" style:font-family-complex="Cambria" fo:background-color="transparent" style:use-window-font-color="true"/>
    </style:style>
    <style:style style:name="T4" style:family="text">
      <style:text-properties fo:font-size="18.00pt" fo:font-weight="bold" fo:font-family="Cambria" style:font-family-asian="Cambria" style:font-family-complex="Cambria" fo:background-color="transparent" style:use-window-font-color="true"/>
    </style:style>
    <style:style style:name="T5" style:family="text">
      <style:text-properties fo:font-size="14.00pt" fo:font-weight="normal" fo:font-family="Cambria" style:font-family-asian="Cambria" style:font-family-complex="Cambria" fo:background-color="transparent" style:use-window-font-color="true"/>
    </style:style>
    <style:style style:name="T6" style:family="text">
      <style:text-properties fo:font-size="14.00pt" fo:font-weight="bold" fo:font-family="Cambria" style:font-family-asian="Cambria" style:font-family-complex="Cambria" fo:background-color="transparent" style:use-window-font-color="true"/>
    </style:style>
    <style:style style:name="T7" style:family="text">
      <style:text-properties fo:font-size="14.00pt" fo:font-weight="normal" fo:font-family="Cambria" style:font-family-asian="Cambria" style:font-family-complex="Cambria" fo:background-color="transparent" style:use-window-font-color="true"/>
    </style:style>
    <style:style style:name="T8" style:family="text">
      <style:text-properties fo:font-size="14.00pt" fo:font-weight="bold" fo:font-family="Cambria" style:font-family-asian="Cambria" style:font-family-complex="Cambria" fo:background-color="transparent" style:use-window-font-color="true"/>
    </style:style>
    <style:style style:name="T9" style:family="text">
      <style:text-properties fo:font-size="14.00pt" fo:font-weight="normal" fo:font-family="Cambria" style:font-family-asian="Cambria" style:font-family-complex="Cambria" fo:background-color="transparent" style:use-window-font-color="true"/>
    </style:style>
    <style:style style:name="T10" style:family="text">
      <style:text-properties fo:font-size="14.00pt" fo:font-weight="bold" fo:font-family="Cambria" style:font-family-asian="Cambria" style:font-family-complex="Cambria" fo:background-color="transparent" style:use-window-font-color="true"/>
    </style:style>
    <style:style style:name="T11" style:family="text">
      <style:text-properties fo:font-size="14.00pt" fo:font-weight="normal" fo:font-family="Cambria" style:font-family-asian="Cambria" style:font-family-complex="Cambria" fo:background-color="transparent" style:use-window-font-color="true"/>
    </style:style>
    <style:style style:name="T12" style:family="text">
      <style:text-properties fo:font-size="14.00pt" fo:font-weight="bold" fo:font-family="Cambria" style:font-family-asian="Cambria" style:font-family-complex="Cambria" fo:background-color="transparent" style:use-window-font-color="true"/>
    </style:style>
    <style:style style:name="T13" style:family="text">
      <style:text-properties fo:font-size="14.00pt" fo:font-weight="normal" fo:font-family="Cambria" style:font-family-asian="Cambria" style:font-family-complex="Cambria" fo:background-color="transparent" style:use-window-font-color="true"/>
    </style:style>
    <style:style style:name="T14" style:family="text">
      <style:text-properties fo:font-size="14.00pt" fo:font-weight="bold" fo:font-family="Cambria" style:font-family-asian="Cambria" style:font-family-complex="Cambria" fo:background-color="transparent" style:use-window-font-color="true"/>
    </style:style>
    <style:style style:name="T15" style:family="text">
      <style:text-properties fo:font-size="14.00pt" fo:font-weight="normal" fo:font-family="Cambria" style:font-family-asian="Cambria" style:font-family-complex="Cambria" fo:background-color="transparent" style:use-window-font-color="true"/>
    </style:style>
    <style:style style:name="T16" style:family="text">
      <style:text-properties fo:font-size="14.00pt" fo:font-weight="bold" fo:font-family="Cambria" style:font-family-asian="Cambria" style:font-family-complex="Cambria" fo:background-color="transparent" style:use-window-font-color="true"/>
    </style:style>
    <style:style style:name="T17" style:family="text">
      <style:text-properties fo:font-size="14.00pt" fo:font-weight="normal" fo:font-family="Cambria" style:font-family-asian="Cambria" style:font-family-complex="Cambria" fo:background-color="transparent" style:use-window-font-color="true"/>
    </style:style>
    <style:style style:name="T18" style:family="text">
      <style:text-properties fo:font-size="14.00pt" fo:font-weight="bold" fo:font-family="Cambria" style:font-family-asian="Cambria" style:font-family-complex="Cambria" fo:background-color="transparent" style:use-window-font-color="true"/>
    </style:style>
    <style:style style:name="T19" style:family="text">
      <style:text-properties fo:font-size="16.00pt" fo:font-weight="bold" fo:font-family="Cambria" style:font-family-asian="Cambria" style:font-family-complex="Cambria" fo:background-color="transparent" style:use-window-font-color="true"/>
    </style:style>
    <style:style style:name="T20" style:family="text">
      <style:text-properties fo:font-size="14.00pt" fo:font-weight="normal" fo:font-family="Cambria" style:font-family-asian="Cambria" style:font-family-complex="Cambria" fo:background-color="transparent" style:use-window-font-color="true"/>
    </style:style>
    <style:style style:name="T21" style:family="text">
      <style:text-properties fo:font-size="14.00pt" fo:font-weight="bold" fo:font-family="Cambria" style:font-family-asian="Cambria" style:font-family-complex="Cambria" fo:background-color="transparent" style:use-window-font-color="true"/>
    </style:style>
    <style:style style:name="T22" style:family="text">
      <style:text-properties fo:font-size="14.00pt" fo:font-weight="normal" fo:font-family="Cambria" style:font-family-asian="Cambria" style:font-family-complex="Cambria" fo:background-color="transparent" style:use-window-font-color="true"/>
    </style:style>
    <style:style style:name="T23" style:family="text">
      <style:text-properties fo:font-size="14.00pt" fo:font-weight="bold" fo:font-family="Cambria" style:font-family-asian="Cambria" style:font-family-complex="Cambria" fo:background-color="transparent" style:use-window-font-color="true"/>
    </style:style>
    <style:style style:name="T24" style:family="text">
      <style:text-properties fo:font-size="14.00pt" fo:font-weight="normal" fo:font-family="Cambria" style:font-family-asian="Cambria" style:font-family-complex="Cambria" fo:background-color="transparent" style:use-window-font-color="true"/>
    </style:style>
    <style:style style:name="T25" style:family="text">
      <style:text-properties fo:font-size="14.00pt" fo:font-weight="bold" fo:font-family="Cambria" style:font-family-asian="Cambria" style:font-family-complex="Cambria" fo:background-color="transparent" style:use-window-font-color="true"/>
    </style:style>
    <style:style style:name="T26" style:family="text">
      <style:text-properties fo:font-size="14.00pt" fo:font-weight="normal" fo:font-family="Cambria" style:font-family-asian="Cambria" style:font-family-complex="Cambria" fo:background-color="transparent" style:use-window-font-color="true"/>
    </style:style>
    <style:style style:name="T27" style:family="text">
      <style:text-properties fo:font-size="16.00pt" fo:font-weight="bold" fo:font-family="Cambria" style:font-family-asian="Cambria" style:font-family-complex="Cambria" fo:background-color="transparent" style:use-window-font-color="true"/>
    </style:style>
    <style:style style:name="T28" style:family="text">
      <style:text-properties fo:font-size="14.00pt" fo:font-weight="normal" fo:font-family="Cambria" style:font-family-asian="Cambria" style:font-family-complex="Cambria" fo:background-color="transparent" style:use-window-font-color="true"/>
    </style:style>
    <style:style style:name="T29" style:family="text">
      <style:text-properties fo:font-size="14.00pt" fo:font-weight="bold" fo:font-family="Cambria" style:font-family-asian="Cambria" style:font-family-complex="Cambria" fo:background-color="transparent" style:use-window-font-color="true"/>
    </style:style>
    <style:style style:name="T30" style:family="text">
      <style:text-properties fo:font-size="14.00pt" fo:font-weight="normal" fo:font-family="Cambria" style:font-family-asian="Cambria" style:font-family-complex="Cambria" fo:background-color="transparent" style:use-window-font-color="true"/>
    </style:style>
    <style:style style:name="T31" style:family="text">
      <style:text-properties fo:font-size="14.00pt" fo:font-weight="bold" fo:font-family="Cambria" style:font-family-asian="Cambria" style:font-family-complex="Cambria" fo:background-color="transparent" style:use-window-font-color="true"/>
    </style:style>
    <style:style style:name="T32" style:family="text">
      <style:text-properties fo:font-size="14.00pt" fo:font-weight="normal" fo:font-family="Cambria" style:font-family-asian="Cambria" style:font-family-complex="Cambria" fo:background-color="transparent" style:use-window-font-color="true"/>
    </style:style>
    <style:style style:name="T33" style:family="text">
      <style:text-properties fo:font-size="20.00pt" fo:font-weight="bold" fo:font-family="Cambria" style:font-family-asian="Cambria" style:font-family-complex="Cambria" fo:background-color="transparent" style:use-window-font-color="true"/>
    </style:style>
    <style:style style:name="T34" style:family="text">
      <style:text-properties fo:font-size="14.00pt" fo:font-weight="bold" fo:font-family="Cambria" style:font-family-asian="Cambria" style:font-family-complex="Cambria" fo:background-color="transparent" style:use-window-font-color="true"/>
    </style:style>
    <style:style style:name="T35" style:family="text">
      <style:text-properties fo:font-size="14.00pt" fo:font-weight="normal" fo:font-family="Cambria" style:font-family-asian="Cambria" style:font-family-complex="Cambria" fo:background-color="transparent" style:use-window-font-color="true"/>
    </style:style>
    <style:style style:name="T36" style:family="text">
      <style:text-properties fo:font-size="14.00pt" fo:font-weight="bold" fo:font-family="Cambria" style:font-family-asian="Cambria" style:font-family-complex="Cambria" fo:background-color="transparent" style:use-window-font-color="true"/>
    </style:style>
    <style:style style:name="T37" style:family="text">
      <style:text-properties fo:font-size="14.00pt" fo:font-weight="normal" fo:font-family="Cambria" style:font-family-asian="Cambria" style:font-family-complex="Cambria" fo:background-color="transparent" style:use-window-font-color="true"/>
    </style:style>
    <style:style style:name="T38" style:family="text">
      <style:text-properties fo:font-size="14.00pt" fo:font-weight="bold" fo:font-family="Cambria" style:font-family-asian="Cambria" style:font-family-complex="Cambria" fo:background-color="transparent" style:use-window-font-color="true"/>
    </style:style>
    <style:style style:name="T39" style:family="text">
      <style:text-properties fo:font-size="14.00pt" fo:font-weight="normal" fo:font-family="Cambria" style:font-family-asian="Cambria" style:font-family-complex="Cambria" fo:background-color="transparent" style:use-window-font-color="true"/>
    </style:style>
    <style:style style:name="T40" style:family="text">
      <style:text-properties fo:font-size="14.00pt" fo:font-weight="bold" fo:font-family="Cambria" style:font-family-asian="Cambria" style:font-family-complex="Cambria" fo:background-color="transparent" style:use-window-font-color="true"/>
    </style:style>
    <style:style style:name="T41" style:family="text">
      <style:text-properties fo:font-size="14.00pt" fo:font-weight="normal" fo:font-family="Cambria" style:font-family-asian="Cambria" style:font-family-complex="Cambria" fo:background-color="transparent" style:use-window-font-color="true"/>
    </style:style>
    <style:style style:name="T42" style:family="text">
      <style:text-properties fo:font-size="14.00pt" fo:font-weight="bold" fo:font-family="Cambria" style:font-family-asian="Cambria" style:font-family-complex="Cambria" fo:background-color="transparent" style:use-window-font-color="true"/>
    </style:style>
    <style:style style:name="T43" style:family="text">
      <style:text-properties fo:font-size="14.00pt" fo:font-weight="normal" fo:font-family="Cambria" style:font-family-asian="Cambria" style:font-family-complex="Cambria" fo:background-color="transparent" style:use-window-font-color="true"/>
    </style:style>
    <style:style style:name="T44" style:family="text">
      <style:text-properties fo:font-size="14.00pt" fo:font-weight="bold" fo:font-family="Cambria" style:font-family-asian="Cambria" style:font-family-complex="Cambria" fo:background-color="transparent" style:use-window-font-color="true"/>
    </style:style>
    <style:style style:name="T45" style:family="text">
      <style:text-properties fo:font-size="14.00pt" fo:font-weight="normal" fo:font-family="Cambria" style:font-family-asian="Cambria" style:font-family-complex="Cambria" fo:background-color="transparent" style:use-window-font-color="true"/>
    </style:style>
    <style:style style:name="T46" style:family="text">
      <style:text-properties fo:font-size="14.00pt" fo:font-weight="bold" fo:font-family="Cambria" style:font-family-asian="Cambria" style:font-family-complex="Cambria" fo:background-color="transparent" style:use-window-font-color="true"/>
    </style:style>
    <style:style style:name="T47" style:family="text">
      <style:text-properties fo:font-size="14.00pt" fo:font-weight="normal" fo:font-family="Cambria" style:font-family-asian="Cambria" style:font-family-complex="Cambria" fo:background-color="transparent" style:use-window-font-color="true"/>
    </style:style>
    <style:style style:name="T48" style:family="text">
      <style:text-properties fo:font-size="14.00pt" fo:font-weight="bold" fo:font-family="Cambria" style:font-family-asian="Cambria" style:font-family-complex="Cambria" fo:background-color="transparent" style:use-window-font-color="true"/>
    </style:style>
    <style:style style:name="T49" style:family="text">
      <style:text-properties fo:font-size="14.00pt" fo:font-weight="normal" fo:font-family="Cambria" style:font-family-asian="Cambria" style:font-family-complex="Cambria" fo:background-color="transparent" style:use-window-font-color="true"/>
    </style:style>
    <style:style style:name="T50" style:family="text">
      <style:text-properties fo:font-size="14.00pt" fo:font-weight="bold" fo:font-family="Cambria" style:font-family-asian="Cambria" style:font-family-complex="Cambria" fo:background-color="transparent" style:use-window-font-color="true"/>
    </style:style>
    <style:style style:name="T51" style:family="text">
      <style:text-properties fo:font-size="14.00pt" fo:font-weight="normal" fo:font-family="Cambria" style:font-family-asian="Cambria" style:font-family-complex="Cambria" fo:background-color="transparent" style:use-window-font-color="true"/>
    </style:style>
    <style:style style:name="T52" style:family="text">
      <style:text-properties fo:font-size="14.00pt" fo:font-weight="bold" fo:font-family="Cambria" style:font-family-asian="Cambria" style:font-family-complex="Cambria" fo:background-color="transparent" style:use-window-font-color="true"/>
    </style:style>
    <style:style style:name="T53" style:family="text">
      <style:text-properties fo:font-size="14.00pt" fo:font-weight="normal" fo:font-family="Cambria" style:font-family-asian="Cambria" style:font-family-complex="Cambria" fo:background-color="transparent" style:use-window-font-color="true"/>
    </style:style>
    <style:style style:name="T54" style:family="text">
      <style:text-properties fo:font-size="14.00pt" fo:font-weight="bold" fo:font-family="Cambria" style:font-family-asian="Cambria" style:font-family-complex="Cambria" fo:background-color="transparent" style:use-window-font-color="true"/>
    </style:style>
    <style:style style:name="T55" style:family="text">
      <style:text-properties fo:font-size="14.00pt" fo:font-weight="normal" fo:font-family="Cambria" style:font-family-asian="Cambria" style:font-family-complex="Cambria" fo:background-color="transparent" style:use-window-font-color="true"/>
    </style:style>
    <style:style style:name="T56" style:family="text">
      <style:text-properties fo:font-size="14.00pt" fo:font-weight="bold" fo:font-family="Cambria" style:font-family-asian="Cambria" style:font-family-complex="Cambria" fo:background-color="transparent" style:use-window-font-color="true"/>
    </style:style>
    <style:style style:name="T57" style:family="text">
      <style:text-properties fo:font-size="14.00pt" fo:font-weight="normal" fo:font-family="Cambria" style:font-family-asian="Cambria" style:font-family-complex="Cambria" fo:background-color="transparent" style:use-window-font-color="true"/>
    </style:style>
    <style:style style:name="T58" style:family="text">
      <style:text-properties fo:font-size="14.00pt" fo:font-weight="bold" fo:font-family="Cambria" style:font-family-asian="Cambria" style:font-family-complex="Cambria" fo:background-color="transparent" style:use-window-font-color="true"/>
    </style:style>
    <style:style style:name="T59" style:family="text">
      <style:text-properties fo:font-size="14.00pt" fo:font-weight="normal" fo:font-family="Cambria" style:font-family-asian="Cambria" style:font-family-complex="Cambria" fo:background-color="transparent" style:use-window-font-color="true"/>
    </style:style>
    <style:style style:name="T60" style:family="text">
      <style:text-properties fo:font-size="22.00pt" fo:font-weight="bold" fo:font-family="Cambria" style:font-family-asian="Cambria" style:font-family-complex="Cambria" fo:background-color="transparent" style:use-window-font-color="true"/>
    </style:style>
    <style:style style:name="T61" style:family="text">
      <style:text-properties fo:font-size="14.00pt" fo:font-weight="normal" fo:font-family="Cambria" style:font-family-asian="Cambria" style:font-family-complex="Cambria" fo:background-color="transparent" style:use-window-font-color="true"/>
    </style:style>
    <style:style style:name="T62" style:family="text">
      <style:text-properties fo:font-size="22.00pt" fo:font-weight="bold" fo:font-family="Cambria" style:font-family-asian="Cambria" style:font-family-complex="Cambria" fo:background-color="transparent" style:use-window-font-color="true"/>
    </style:style>
    <style:style style:name="T63" style:family="text">
      <style:text-properties fo:font-size="14.00pt" fo:font-weight="normal" fo:font-family="Cambria" style:font-family-asian="Cambria" style:font-family-complex="Cambria" fo:background-color="transparent" style:use-window-font-color="true"/>
    </style:style>
    <style:style style:name="T64" style:family="text">
      <style:text-properties fo:font-size="26.00pt" fo:font-weight="bold" fo:font-family="Cambria" style:font-family-asian="Cambria" style:font-family-complex="Cambria" fo:background-color="transparent" style:use-window-font-color="true"/>
    </style:style>
    <style:style style:name="T65" style:family="text">
      <style:text-properties fo:font-size="14.00pt" fo:font-weight="normal" fo:font-family="Cambria" style:font-family-asian="Cambria" style:font-family-complex="Cambria" fo:background-color="transparent" style:use-window-font-color="true"/>
    </style:style>
    <style:style style:name="T66" style:family="text">
      <style:text-properties fo:font-size="26.00pt" fo:font-weight="bold" fo:font-family="Cambria" style:font-family-asian="Cambria" style:font-family-complex="Cambria" fo:background-color="transparent" style:use-window-font-color="true"/>
    </style:style>
    <style:style style:name="T67" style:family="text">
      <style:text-properties fo:font-size="14.00pt" fo:font-weight="normal" fo:font-family="Cambria" style:font-family-asian="Cambria" style:font-family-complex="Cambria"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left="36.00pt" fo:text-indent="0.00pt" fo:margin-bottom="10.00pt"/>
    </style:style>
    <style:style style:name="P6" style:family="paragraph">
      <style:paragraph-properties fo:line-height="115.00%" fo:text-align="left" fo:margin-bottom="10.00pt"/>
    </style:style>
    <style:style style:name="P7" style:family="paragraph">
      <style:paragraph-properties fo:line-height="115.00%" fo:text-align="left" fo:margin-left="36.00pt" fo:text-indent="0.00pt" fo:margin-bottom="10.00pt"/>
    </style:style>
    <style:style style:name="P8" style:family="paragraph">
      <style:paragraph-properties fo:line-height="115.00%" fo:text-align="left" fo:margin-bottom="10.00pt"/>
    </style:style>
    <style:style style:name="P9" style:family="paragraph">
      <style:paragraph-properties fo:line-height="115.00%" fo:text-align="left" fo:margin-left="36.00pt" fo:text-indent="0.00pt" fo:margin-bottom="10.00pt"/>
    </style:style>
    <style:style style:name="P10" style:family="paragraph">
      <style:paragraph-properties fo:line-height="115.00%" fo:text-align="left" fo:margin-bottom="10.00pt"/>
    </style:style>
    <style:style style:name="P11" style:family="paragraph">
      <style:paragraph-properties fo:line-height="115.00%" fo:text-align="left" fo:margin-left="36.00pt" fo:text-indent="0.00pt" fo:margin-bottom="10.00pt"/>
    </style:style>
    <style:style style:name="P12" style:family="paragraph">
      <style:paragraph-properties fo:line-height="115.00%" fo:text-align="left" fo:margin-bottom="10.00pt"/>
    </style:style>
  </office:automatic-styles>
  <office:body>
    <office:text>
      <text:p text:style-name="P1"><text:span text:style-name="T1">Assignment - 1</text:span></text:p>
      <text:p text:style-name="P2"><text:span text:style-name="T1">1. What is Cloud ?<text:line-break/></text:span><text:span text:style-name="T2">The cloud" refers to servers that are accessed over the Internet, and the software and databases that run on those servers. Cloud servers are located in data centers all over the world. By using cloud computing, users and companies don't have to manage physical servers themselves or run software applications on their own machines.<text:line-break/><text:tab/>The cloud enables users to access the same files and applications from almost any device, because the computing and storage takes place on servers in a data center, instead of locally on the user device. This is why a user can log into their Instagram account on a new phone after their old phone breaks and still find their old account in place, with all their photos, videos, and conversation history. It works the same way with cloud email providers like Gmail or Microsoft Office 365, and with cloud storage providers like Dropbox or Google Drive.<text:line-break/></text:span></text:p>
      <text:p text:style-name="P2"><text:span text:style-name="T3">2. Types Of Cloud?</text:span><text:span text:style-name="T4"/></text:p>
      <text:p text:style-name="P2"><text:span text:style-name="T5">There are 4 types of Cloud:</text:span></text:p>
      <text:p text:style-name="P2"><text:span text:style-name="T5">1. Public Cloud</text:span></text:p>
      <text:p text:style-name="P2"><text:span text:style-name="T5">2. Private Cloud</text:span></text:p>
      <text:p text:style-name="P2"><text:span text:style-name="T5">3. Hybrid Cloud</text:span></text:p>
      <text:p text:style-name="P2"><text:span text:style-name="T5">4. Community Cloud</text:span></text:p>
      <text:p text:style-name="P3"><text:span text:style-name="T6">1. Public Cloud:-<text:s/></text:span><text:span text:style-name="T7">Public cloud is open to all to store and access information via the <text:tab/><text:tab/><text:tab/><text:s text:c="12"/>Internet using the pay-per-usage method. In public cloud, computing resources are managed and operated by the Cloud Service Provider (CSP).</text:span></text:p>
      <text:p text:style-name="P4"><text:span text:style-name="T7">Example: Amazon elastic compute cloud (EC2), IBM SmartCloud Enterprise, Microsoft, Google App Engine, Windows Azure Services Platform.</text:span></text:p>
      <text:p text:style-name="P5"><text:span text:style-name="T8">Advantages of Public Cloud:-</text:span></text:p>
      <text:p text:style-name="P5"><text:span text:style-name="T9">There are the following advantages of Public Cloud -</text:span></text:p>
      <text:p text:style-name="P5"><text:span text:style-name="T9">1. Public cloud is owned at a lower cost than the private and hybrid cloud.</text:span></text:p>
      <text:p text:style-name="P5"><text:span text:style-name="T9">2. Public cloud is maintained by the cloud service provider, so do not need to worry about the maintenance.</text:span></text:p>
      <text:p text:style-name="P5"><text:span text:style-name="T9">3. Public cloud is easier to integrate. Hence it offers a better flexibility approach to consumers.</text:span></text:p>
      <text:p text:style-name="P5"><text:span text:style-name="T9">4. Public cloud is location independent because its services are delivered through the internet.</text:span></text:p>
      <text:p text:style-name="P5"><text:span text:style-name="T9">5. Public cloud is highly scalable as per the requirement of computing resources.</text:span></text:p>
      <text:p text:style-name="P5"><text:span text:style-name="T9">6. It is accessible by the general public, so there is no limit to the number of users.</text:span></text:p>
      <text:p text:style-name="P5"><text:span text:style-name="T10">Disadvantages of Public Cloud</text:span></text:p>
      <text:p text:style-name="P5"><text:span text:style-name="T11">1. Public Cloud is less secure because resources are shared publicly.</text:span></text:p>
      <text:p text:style-name="P5"><text:span text:style-name="T11">2. Performance depends upon the high-speed internet network link to the cloud provider.</text:span></text:p>
      <text:p text:style-name="P5"><text:span text:style-name="T11">3. The Client has no control of data.</text:span></text:p>
      <text:p text:style-name="P6"><text:span text:style-name="T12">2. Private Cloud</text:span><text:span text:style-name="T13"/></text:p>
      <text:p text:style-name="P6"><text:span text:style-name="T13">Private cloud is also known as an internal cloud or corporate cloud. It is used by organizations to build and manage their own data centers internally or by the third party. It can be deployed using Opensource tools such as Openstack and Eucalyptus. Based on the location and management, National Institute of Standards and Technology (NIST) divide private cloud into the following two parts-</text:span></text:p>
      <text:p text:style-name="P7"><text:span text:style-name="T13">1. On-premise private cloud</text:span></text:p>
      <text:p text:style-name="P7"><text:span text:style-name="T13">2. Outsourced private cloud</text:span></text:p>
      <text:p text:style-name="P7"><text:span text:style-name="T14">Advantages of Private Cloud</text:span></text:p>
      <text:p text:style-name="P7"><text:span text:style-name="T15">There are the following advantages of the Private Cloud -</text:span></text:p>
      <text:p text:style-name="P7"><text:span text:style-name="T15">1. Private cloud provides a high level of security and privacy to the users.</text:span></text:p>
      <text:p text:style-name="P7"><text:span text:style-name="T15">2. Private cloud offers better performance with improved speed and space capacity.</text:span></text:p>
      <text:p text:style-name="P7"><text:span text:style-name="T15">3. It allows the IT team to quickly allocate and deliver on-demand IT resources.</text:span></text:p>
      <text:p text:style-name="P7"><text:span text:style-name="T15">4. The organization has full control over the cloud because it is managed by the organization itself. So, there is no need for the organization to depends on anybody.</text:span></text:p>
      <text:p text:style-name="P7"><text:span text:style-name="T15">5. It is suitable for organizations that require a separate cloud for their personal use and data security is the first priority.</text:span></text:p>
      <text:p text:style-name="P7"><text:span text:style-name="T16">Disadvantages of Private Cloud</text:span></text:p>
      <text:p text:style-name="P7"><text:span text:style-name="T17">1. Skilled people are required to manage and operate cloud services.</text:span></text:p>
      <text:p text:style-name="P7"><text:span text:style-name="T17">2. Private cloud is accessible within the organization, so the area of operations is limited.</text:span></text:p>
      <text:p text:style-name="P7"><text:span text:style-name="T17">3. Private cloud is not suitable for organizations that have a high user base, and organizations that do not have the prebuilt infrastructure, sufficient manpower to maintain and manage the cloud.</text:span></text:p>
      <text:p text:style-name="P8"><text:span text:style-name="T18">3. Hybrid Cloud</text:span><text:span text:style-name="T19"/></text:p>
      <text:p text:style-name="P8"><text:span text:style-name="T20">Hybrid Cloud is a combination of the public cloud and the private cloud. we can say:</text:span></text:p>
      <text:p text:style-name="P8"><text:span text:style-name="T20"><text:tab/>Hybrid Cloud = Public Cloud + Private Cloud</text:span></text:p>
      <text:p text:style-name="P8"><text:span text:style-name="T20">Hybrid cloud is partially secure because the services which are running on the public cloud can be accessed by anyone, while the services which are running on a private cloud can be accessed only by the organization's users.</text:span></text:p>
      <text:p text:style-name="P8"><text:span text:style-name="T21">Example</text:span><text:span text:style-name="T22">: Google Application Suite (Gmail, Google Apps, and Google Drive), Office 365 (MS Office on the Web and One Drive), Amazon Web Services.</text:span></text:p>
      <text:p text:style-name="P9"><text:span text:style-name="T23">Advantages of Hybrid Cloud</text:span></text:p>
      <text:p text:style-name="P9"><text:span text:style-name="T24">1. There are the following advantages of Hybrid Cloud -</text:span></text:p>
      <text:p text:style-name="P9"><text:span text:style-name="T24">2. Hybrid cloud is suitable for organizations that require more security than the public cloud.</text:span></text:p>
      <text:p text:style-name="P9"><text:span text:style-name="T24">3. Hybrid cloud helps you to deliver new products and services more quickly.</text:span></text:p>
      <text:p text:style-name="P9"><text:span text:style-name="T24">4. Hybrid cloud provides an excellent way to reduce the risk.</text:span></text:p>
      <text:p text:style-name="P9"><text:span text:style-name="T24">5. Hybrid cloud offers flexible resources because of the public cloud and secure resources because of the private cloud.</text:span></text:p>
      <text:p text:style-name="P9"><text:span text:style-name="T25">Disadvantages of Hybrid Cloud</text:span></text:p>
      <text:p text:style-name="P9"><text:span text:style-name="T26">1. In Hybrid Cloud, security feature is not as good as the private cloud.</text:span></text:p>
      <text:p text:style-name="P9"><text:span text:style-name="T26">2. Managing a hybrid cloud is complex because it is difficult to manage more than one type of deployment model.</text:span></text:p>
      <text:p text:style-name="P9"><text:span text:style-name="T26">3. In the hybrid cloud, the reliability of the services depends on cloud service providers.</text:span></text:p>
      <text:p text:style-name="P10"><text:span text:style-name="T27">4. Community Cloud</text:span></text:p>
      <text:p text:style-name="P10"><text:span text:style-name="T28">Community cloud allows systems and services to be accessible by a group of several organizations to share the information between the organization and a specific community. It is owned, managed, and operated by one or more organizations in the community, a third party, or a combination of them.</text:span></text:p>
      <text:p text:style-name="P10"><text:span text:style-name="T28">Example: Health Care community cloud</text:span></text:p>
      <text:p text:style-name="P11"><text:span text:style-name="T29">Advantages of Community Cloud</text:span></text:p>
      <text:p text:style-name="P11"><text:span text:style-name="T30">There are the following advantages of Community Cloud -</text:span></text:p>
      <text:p text:style-name="P11"><text:span text:style-name="T30">1. Community cloud is cost-effective because the whole cloud is being shared by several organizations or communities.</text:span></text:p>
      <text:p text:style-name="P11"><text:span text:style-name="T30">2. Community cloud is suitable for organizations that want to have a collaborative cloud with more security features than the public cloud.</text:span></text:p>
      <text:p text:style-name="P11"><text:span text:style-name="T30">3. It provides better security than the public cloud.</text:span></text:p>
      <text:p text:style-name="P11"><text:span text:style-name="T30">4. It provdes collaborative and distributive environment.</text:span></text:p>
      <text:p text:style-name="P11"><text:span text:style-name="T30">5. Community cloud allows us to share cloud resources, infrastructure, and other capabilities among various organizations.</text:span></text:p>
      <text:p text:style-name="P11"><text:span text:style-name="T31">Disadvantages of Community Cloud</text:span></text:p>
      <text:p text:style-name="P11"><text:span text:style-name="T32">1. Community cloud is not a good choice for every organization.</text:span></text:p>
      <text:p text:style-name="P11"><text:span text:style-name="T32">2. Security features are not as good as the private cloud.</text:span></text:p>
      <text:p text:style-name="P11"><text:span text:style-name="T32">3. It is not suitable if there is no collaboration.</text:span></text:p>
      <text:p text:style-name="P11"><text:span text:style-name="T32">4. The fixed amount of data storage and bandwidth is shared among all community members.</text:span></text:p>
      <text:p text:style-name="P12"><text:span text:style-name="T33">3. Advantage &amp; Disadvantage of Cloud computing.</text:span></text:p>
      <text:p text:style-name="P12"><text:span text:style-name="T34">Advantages of Cloud Computing:-</text:span></text:p>
      <text:p text:style-name="P12"><text:span text:style-name="T34">1) Back-up and restore data</text:span></text:p>
      <text:p text:style-name="P12"><text:span text:style-name="T35">Once the data is stored in the cloud, it is easier to get back-up and restore that data using the cloud.</text:span></text:p>
      <text:p text:style-name="P12"><text:span text:style-name="T36">2) Improved collaboration</text:span></text:p>
      <text:p text:style-name="P12"><text:span text:style-name="T37">Cloud applications improve collaboration by allowing groups of people to quickly and easily share information in the cloud via shared storage.</text:span><text:span text:style-name="T38"/></text:p>
      <text:p text:style-name="P12"><text:span text:style-name="T38">3) Excellent accessibility</text:span></text:p>
      <text:p text:style-name="P12"><text:span text:style-name="T39">Cloud allows us to quickly and easily access store information anywhere, anytime in the whole world, using an internet connection. An internet cloud infrastructure increases organization productivity and efficiency by ensuring that our data is always accessible.</text:span><text:span text:style-name="T40"/></text:p>
      <text:p text:style-name="P12"><text:span text:style-name="T40">4) Low maintenance cost</text:span></text:p>
      <text:p text:style-name="P12"><text:span text:style-name="T41">Cloud computing reduces both hardware and software maintenance costs for organizations.</text:span><text:span text:style-name="T42"/></text:p>
      <text:p text:style-name="P12"><text:span text:style-name="T42">5) Mobility</text:span></text:p>
      <text:p text:style-name="P12"><text:span text:style-name="T43">Cloud computing allows us to easily access all cloud data via mobile.</text:span><text:span text:style-name="T44"/></text:p>
      <text:p text:style-name="P12"><text:span text:style-name="T44">6) IServices in the pay-per-use model</text:span></text:p>
      <text:p text:style-name="P12"><text:span text:style-name="T45">Cloud computing offers Application Programming Interfaces (APIs) to the users for access services on the cloud and pays the charges as per the usage of service.</text:span><text:span text:style-name="T46"/></text:p>
      <text:p text:style-name="P12"><text:span text:style-name="T46">7) Unlimited storage capacity</text:span></text:p>
      <text:p text:style-name="P12"><text:span text:style-name="T47">Cloud offers us a huge amount of storing capacity for storing our important data such as documents, images, audio, video, etc. in one place.</text:span><text:span text:style-name="T48"/></text:p>
      <text:p text:style-name="P12"><text:span text:style-name="T48">8) Data security</text:span></text:p>
      <text:p text:style-name="P12"><text:span text:style-name="T49">Data security is one of the biggest advantages of cloud computing. Cloud offers many advanced features related to security and ensures that data is securely stored and handled.</text:span><text:span text:style-name="T50"/></text:p>
      <text:p text:style-name="P12"><text:span text:style-name="T50">Disadvantages of Cloud Computing</text:span></text:p>
      <text:p text:style-name="P12"><text:span text:style-name="T51">A list of the disadvantage of cloud computing is given below -</text:span><text:span text:style-name="T52"/></text:p>
      <text:p text:style-name="P12"><text:span text:style-name="T52">1) Internet Connectivity</text:span></text:p>
      <text:p text:style-name="P12"><text:span text:style-name="T53">As you know, in cloud computing, every data (image, audio, video, etc.) is stored on the cloud, and we access these data through the cloud by using the internet connection. If you do not have good internet connectivity, you cannot access these data. However, we have no any other way to access data from the cloud.</text:span><text:span text:style-name="T54"/></text:p>
      <text:p text:style-name="P12"><text:span text:style-name="T54">2) Vendor lock-in</text:span></text:p>
      <text:p text:style-name="P12"><text:span text:style-name="T55">Vendor lock-in is the biggest disadvantage of cloud computing. Organizations may face problems when transferring their services from one vendor to another. As different vendors provide different platforms, that can cause difficulty moving from one cloud to another.</text:span><text:span text:style-name="T56"/></text:p>
      <text:p text:style-name="P12"><text:span text:style-name="T56">3) Limited Control</text:span></text:p>
      <text:p text:style-name="P12"><text:span text:style-name="T57">As we know, cloud infrastructure is completely owned, managed, and monitored by the service provider, so the cloud users have less control over the function and execution of services within a cloud infrastructure.</text:span><text:span text:style-name="T58"/></text:p>
      <text:p text:style-name="P12"><text:span text:style-name="T58">4) Security</text:span></text:p>
      <text:p text:style-name="P12"><text:span text:style-name="T59">Although cloud service providers implement the best security standards to store important information. But, before adopting cloud technology, you should be aware that you will be sending all your organization's sensitive information to a third party, i.e., a cloud computing service provider. While sending the data on the cloud, there may be a chance that your organization's information is hacked by Hackers.</text:span><text:span text:style-name="T60"/></text:p>
      <text:p text:style-name="P12"><text:span text:style-name="T60">4. What is EC2?</text:span></text:p>
      <text:p text:style-name="P12"><text:span text:style-name="T61">1. EC2 stands for Amazon Elastic Compute Cloud.</text:span></text:p>
      <text:p text:style-name="P12"><text:span text:style-name="T61">2. Amazon EC2 is a web service that provides resizable compute capacity in the cloud.</text:span></text:p>
      <text:p text:style-name="P12"><text:span text:style-name="T61">3. Amazon EC2 reduces the time required to obtain and boot new user instances to minutes rather than in older days, if you need a server then you had to put a purchase order, and cabling is done to get a new server which is a very time-consuming process. Now, Amazon has provided an EC2 which is a virtual machine in the cloud that completely changes the industry.</text:span></text:p>
      <text:p text:style-name="P12"><text:span text:style-name="T61">4. You can scale the compute capacity up and down as per the computing requirement changes.</text:span></text:p>
      <text:p text:style-name="P12"><text:span text:style-name="T61">5. Amazon EC2 changes the economics of computing by allowing you to pay only for the resources that you actually use. Rather than you previously buy physical servers, you would look for a server that has more CPU capacity, RAM capacity and you buy a server over 5 year term, so you have to plan for 5 years in advance. People spend a lot of capital in such investments. EC2 allows you to pay for the capacity that you actually use.</text:span></text:p>
      <text:p text:style-name="P12"><text:span text:style-name="T61">6. Amazon EC2 provides the developers with the tools to build resilient applications that isolate themselves from some common scenarios.</text:span><text:span text:style-name="T62"/></text:p>
      <text:p text:style-name="P12"><text:span text:style-name="T63"/></text:p>
      <text:p text:style-name="P12"><text:span text:style-name="T64">5. Difference btw Server &amp; cloud?</text:span></text:p>
      <text:p text:style-name="P12"><text:span text:style-name="T65">1. Expanding storage in the cloud environment does not incur any downtime. Dedicated servers also take more time and resources to change processors without maintenance downtime. Websites hosted on a single server that requires additional processing capabilities require a total migration or networking with another server.</text:span><text:span text:style-name="T66"/></text:p>
      <text:p text:style-name="P12"><text:span text:style-name="T67">2. Normal servers, in fact, refers to the regular physical technology you’re installing somewhere in the room, while cloud server<text:s text:c="2"/>is perceived as an online system able to store a large amount of data, deliver software services, balance loading time, automate business process and operations, and allow enough customization for the user to make the desired changes. Super heroes, almost. With a normal server in place, such possibilities won’t be present.</text:span></text:p>
      <text:p text:style-name="P12"><text:span text:style-name="T6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